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240.86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158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WS Short Haul Server CPU Usage (Percen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gua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WS Short Haul Server RTT 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guard</text:p>
          </table:table-cell>
          <table:table-cell office:value-type="float" office:value="1.22" calcext:value-type="float">
            <text:p>1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VPN</text:p>
          </table:table-cell>
          <table:table-cell office:value-type="float" office:value="1.32" calcext:value-type="float">
            <text:p>1.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WS Short Haul Throughput (MB/sec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15.75" calcext:value-type="float">
            <text:p>115.75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guard</text:p>
          </table:table-cell>
          <table:table-cell office:value-type="float" office:value="115.77" calcext:value-type="float">
            <text:p>115.77</text:p>
          </table:table-cell>
          <table:table-cell office:value-type="float" office:value="8.65" calcext:value-type="float">
            <text:p>8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VM Server CPU Usage (Percen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guard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VM server RTT 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guard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VPN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 VM Server Throughput (MB/sec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333.44" calcext:value-type="float">
            <text:p>333.44</text:p>
          </table:table-cell>
          <table:table-cell office:value-type="float" office:value="87.45" calcext:value-type="float">
            <text:p>8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guard</text:p>
          </table:table-cell>
          <table:table-cell office:value-type="float" office:value="101.84" calcext:value-type="float">
            <text:p>101.84</text:p>
          </table:table-cell>
          <table:table-cell office:value-type="float" office:value="38.77" calcext:value-type="float">
            <text:p>38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</text:p>
          </table:table-cell>
          <table:table-cell office:value-type="float" office:value="18.45" calcext:value-type="float">
            <text:p>18.45</text:p>
          </table:table-cell>
          <table:table-cell office:value-type="float" office:value="17.44" calcext:value-type="float">
            <text:p>17.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4:25:10.248151683</meta:creation-date>
    <dc:date>2020-01-18T14:33:57.509804738</dc:date>
    <meta:editing-duration>PT8M47S</meta:editing-duration>
    <meta:editing-cycles>1</meta:editing-cycles>
    <meta:document-statistic meta:table-count="1" meta:cell-count="62" meta:object-count="0"/>
    <meta:generator>LibreOffice/6.0.6.1$Linux_X86_64 LibreOffice_project/00$Build-1</meta:generator>
  </office:meta>
</office:document-meta>
</file>